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7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number-columns-repeated="4" table:style-name="ce21"/>
          <table:table-cell table:style-name="ce22" table:formula="of:=SUM([.E5:.E649])" office:value-type="string">
            <text:p>51.25</text:p>
          </table:table-cell>
          <table:table-cell table:style-name="ce23" table:formula="of:=SUM([.F5:.F649])" office:value-type="string">
            <text:p>28.75</text:p>
          </table:table-cell>
          <table:table-cell table:style-name="ce23" table:formula="of:=SUM([.G5:.G649])" office:value-type="string">
            <text:p>30</text:p>
          </table:table-cell>
          <table:table-cell table:style-name="ce24" table:formula="of:=SUM([.H5:.H649])" office:value-type="string">
            <text:p>88.5</text:p>
          </table:table-cell>
          <table:table-cell table:number-columns-repeated="7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26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5"/>
        </table:table-row>
        <table:table-row table:style-name="ro2">
          <table:table-cell table:style-name="ce21"/>
          <table:covered-table-cell table:number-columns-repeated="14"/>
          <table:table-cell table:number-columns-repeated="17" table:style-name="ce25"/>
        </table:table-row>
        <table:table-row table:style-name="ro2">
          <table:table-cell table:style-name="ce32"/>
          <table:table-cell table:style-name="ce33" office:value-type="string">
            <text:p>Date</text:p>
          </table:table-cell>
          <table:table-cell table:style-name="ce33" office:value-type="string">
            <text:p>Time Start</text:p>
          </table:table-cell>
          <table:table-cell table:style-name="ce33" office:value-type="string">
            <text:p>Time End</text:p>
          </table:table-cell>
          <table:table-cell table:style-name="ce33" office:value-type="string">
            <text:p>Funk Time (hours)</text:p>
          </table:table-cell>
          <table:table-cell table:style-name="ce33" office:value-type="string">
            <text:p>Jorge Time (hours)</text:p>
          </table:table-cell>
          <table:table-cell table:style-name="ce33" office:value-type="string">
            <text:p>James Time (hours)</text:p>
          </table:table-cell>
          <table:table-cell table:style-name="ce33" office:value-type="string">
            <text:p>Team Time (hours)</text:p>
          </table:table-cell>
          <table:table-cell table:style-name="ce33" office:value-type="string">
            <text:p>Location</text:p>
          </table:table-cell>
          <table:table-cell table:style-name="ce33" office:value-type="string">
            <text:p>Developer Name(s)</text:p>
          </table:table-cell>
          <table:table-cell table:style-name="ce34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1/28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0H00M00S">
            <text:p>2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7H00M00S">
            <text:p>07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 </text:p>
          </table:table-cell>
          <table:table-cell table:style-name="ce34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8-02T00:00:00">
            <text:p>8/2/2016</text:p>
          </table:table-cell>
          <table:table-cell table:style-name="ce37" office:value-type="time" office:time-value="PT18H30M00S">
            <text:p>18:30</text:p>
          </table:table-cell>
          <table:table-cell table:style-name="ce37" office:value-type="time" office:time-value="PT22H30M00S">
            <text:p>22:3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9-02T00:00:00">
            <text:p>9/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8H00M00S">
            <text:p>18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11-02T00:00:00">
            <text:p>11/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5H00M00S">
            <text:p>15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string">
            <text:p>BA 114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10H00M00S">
            <text:p>10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O'Leno Park</text:p>
          </table:table-cell>
          <table:table-cell table:style-name="ce33" office:value-type="string">
            <text:p>William Funk</text:p>
          </table:table-cell>
          <table:table-cell table:style-name="ce39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00H00M00S">
            <text:p>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3H30M00S">
            <text:p>1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On the road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23H30M00S">
            <text:p>23:30</text:p>
          </table:table-cell>
          <table:table-cell table:style-name="ce40" office:value-type="time" office:time-value="PT24H00M00S">
            <text:p>24:00:0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15M00S">
            <text:p>01:15</text:p>
          </table:table-cell>
          <table:table-cell table:style-name="ce33" office:value-type="float" office:value="1.25">
            <text:p>1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3H30M00S">
            <text:p>13:30</text:p>
          </table:table-cell>
          <table:table-cell table:style-name="ce37" office:value-type="time" office:time-value="PT14H00M00S">
            <text:p>14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enecker Offic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41" office:value-type="string">
            <text:p>02/15/2016</text:p>
          </table:table-cell>
          <table:table-cell table:style-name="ce42" office:value-type="time" office:time-value="PT15H00M00S">
            <text:p>15:00</text:p>
          </table:table-cell>
          <table:table-cell table:style-name="ce42" office:value-type="time" office:time-value="PT16H30M00S">
            <text:p>16:30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.5">
            <text:p>1.5</text:p>
          </table:table-cell>
          <table:table-cell table:style-name="ce44" office:value-type="string">
            <text:p>UCF Library</text:p>
          </table:table-cell>
          <table:table-cell table:style-name="ce44" office:value-type="string">
            <text:p>William Funk</text:p>
          </table:table-cell>
          <table:table-cell table:style-name="ce4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8H00M00S">
            <text:p>18:00</text:p>
          </table:table-cell>
          <table:table-cell table:style-name="ce37" office:value-type="time" office:time-value="PT20H00M00S">
            <text:p>20:0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4" office:value-type="string">
            <text:p>UCF Library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23H00M00S">
            <text:p>23:00</text:p>
          </table:table-cell>
          <table:table-cell table:style-name="ce40" office:value-type="time" office:time-value="PT01H00M00S">
            <text:p>01: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5">
            <text:p>3.5</text:p>
          </table:table-cell>
          <table:table-cell table:style-name="ce33" office:value-type="float" office:value="3.5">
            <text:p>3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einecker's Offic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2H30M00S">
            <text:p>12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UCF 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09H45M00S">
            <text:p>09:45</text:p>
          </table:table-cell>
          <table:table-cell table:style-name="ce37" office:value-type="time" office:time-value="PT10H30M00S">
            <text:p>10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00H30M00S">
            <text:p>00:30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1/2016</text:p>
          </table:table-cell>
          <table:table-cell table:style-name="ce37" office:value-type="time" office:time-value="PT16H00M00S">
            <text:p>16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5H00M00S">
            <text:p>05:00</text:p>
          </table:table-cell>
          <table:table-cell table:style-name="ce37" office:value-type="time" office:time-value="PT06H30M00S">
            <text:p>0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8H00M00S">
            <text:p>08:00</text:p>
          </table:table-cell>
          <table:table-cell table:style-name="ce37" office:value-type="time" office:time-value="PT09H00M00S">
            <text:p>09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1H30M00S">
            <text:p>11:3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3H45M00S">
            <text:p>13:45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CB-204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6H45M00S">
            <text:p>16:4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1H30M00S">
            <text:p>21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James apartment </text:p>
          </table:table-cell>
          <table:table-cell table:style-name="ce33" office:value-type="string">
            <text:p>James Vinson </text:p>
          </table:table-cell>
          <table:table-cell table:style-name="ce34" table:number-columns-spanned="5" table:number-rows-spanned="1" office:value-type="string">
            <text:p>Developer Blog, develop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23H00M00S">
            <text:p>23:0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Project Proposal Writeup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8H15M00S">
            <text:p>08:15</text:p>
          </table:table-cell>
          <table:table-cell table:style-name="ce33" office:value-type="float" office:value="2.25">
            <text:p>2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25">
            <text:p>2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Milestones/Scheduling section of Project Proposal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7H45M00S">
            <text:p>17:45</text:p>
          </table:table-cell>
          <table:table-cell table:style-name="ce33" office:value-type="float" office:value="2.75">
            <text:p>2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75">
            <text:p>2.75</text:p>
          </table:table-cell>
          <table:table-cell table:style-name="ce33" office:value-type="string">
            <text:p>HPA-1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Milestones/Scheduling section of Project Proposal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7H30M00S">
            <text:p>17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Project Proposal Writeup: Personal Motivatio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6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1"/>
        </table:table-row>
        <table:table-row table:style-name="ro2">
          <table:table-cell/>
          <table:covered-table-cell table:number-columns-repeated="4"/>
          <table:table-cell table:number-columns-repeated="10" table:style-name="ce21"/>
        </table:table-row>
        <table:table-row table:style-name="ro2">
          <table:table-cell/>
          <table:table-cell table:style-name="ce48" office:value-type="string">
            <text:p>Date</text:p>
          </table:table-cell>
          <table:table-cell table:style-name="ce49" office:value-type="string">
            <text:p>Item/Service</text:p>
          </table:table-cell>
          <table:table-cell table:style-name="ce49" office:value-type="string">
            <text:p>Cost ($)</text:p>
          </table:table-cell>
          <table:table-cell table:style-name="ce49" office:value-type="string">
            <text:p>Who Contributed</text:p>
          </table:table-cell>
        </table:table-row>
        <table:table-row table:style-name="ro2">
          <table:table-cell/>
          <table:table-cell table:style-name="ce50" office:value-type="date" office:date-value="2016-04-02T00:00:00">
            <text:p>4/2/2016</text:p>
          </table:table-cell>
          <table:table-cell table:style-name="ce51" office:value-type="string">
            <text:p>Oculus Development Kit 2.0</text:p>
          </table:table-cell>
          <table:table-cell table:style-name="ce51" office:value-type="float" office:value="550">
            <text:p>550</text:p>
          </table:table-cell>
          <table:table-cell table:style-name="ce51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1" office:value-type="string">
            <text:p>02/18/2016</text:p>
          </table:table-cell>
          <table:table-cell table:style-name="ce51" office:value-type="string">
            <text:p>Leap Motion Controller</text:p>
          </table:table-cell>
          <table:table-cell table:style-name="ce51" office:value-type="float" office:value="28">
            <text:p>28</text:p>
          </table:table-cell>
          <table:table-cell table:style-name="ce51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3"/>
          <table:table-cell table:style-name="ce53" office:value-type="string">
            <text:p>Node</text:p>
          </table:table-cell>
          <table:table-cell table:style-name="ce53" office:value-type="string">
            <text:p>Estimated Days (8 Hours)</text:p>
          </table:table-cell>
          <table:table-cell table:style-name="ce53" office:value-type="string">
            <text:p># of Developers</text:p>
          </table:table-cell>
          <table:table-cell table:style-name="ce53" office:value-type="string">
            <text:p>Total</text:p>
          </table:table-cell>
        </table:table-row>
        <table:table-row table:style-name="ro2">
          <table:table-cell table:style-name="ce32" table:number-columns-spanned="1" table:number-rows-spanned="10" office:value-type="string">
            <text:p>RESEARCH</text:p>
          </table:table-cell>
          <table:table-cell table:style-name="ce53" office:value-type="string">
            <text:p>Learn C# For Unity and Unity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Learn Visual Studio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nity Customization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Unit Test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3D Math &amp; 3D Graphic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s &amp; Transpiler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Visual Parsers &amp; Visual Transpi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X Design (3D Environment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Visual Programming Languag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4" office:value-type="string">
            <text:p>Oculus &amp; Leap &amp; My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5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2" table:number-columns-spanned="1" table:number-rows-spanned="13" office:value-type="string">
            <text:p>DESIGN</text:p>
          </table:table-cell>
          <table:table-cell table:style-name="ce53" office:value-type="string">
            <text:p>Activity &amp; UML &amp; Sequence Diagram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2]*[.D1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Modular Function Graph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Concept Ar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Design &amp; Workflow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Target Audience &amp; User Personas + Wire Frame + Wirefram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User Input Handling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ocumentation (Forms)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8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5" table:formula="of:=[.C24]*[.D24]" office:value-type="string">
            <text:p>6</text:p>
          </table:table-cell>
          <table:table-cell table:formula="of:=SUM([.E12:.E24])" office:value-type="string">
            <text:p>48</text:p>
          </table:table-cell>
        </table:table-row>
        <table:table-row table:style-name="ro2">
          <table:table-cell table:style-name="ce56" table:number-columns-spanned="1" table:number-rows-spanned="25" office:value-type="string">
            <text:p>IMPLEMENTATION --- DATABASE                &amp;                                                         WEBSITE</text:p>
          </table:table-cell>
          <table:table-cell table:style-name="ce53" office:value-type="string">
            <text:p>Parser SQL + Scanner SQL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25]*[.D25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26]*[.D2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7]*[.D27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8]*[.D2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9]*[.D29]" office:value-type="string">
            <text:p>3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0]*[.D30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atabase Communication Layer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1]*[.D31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Demo Database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2]*[.D32]" office:value-type="string">
            <text:p>0.5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Database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3]*[.D33]" office:value-type="string">
            <text:p>4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34]*[.D34]" office:value-type="string">
            <text:p>2</text:p>
          </table:table-cell>
          <table:table-cell table:style-name="ce53" office:value-type="string">
            <text:p>Vinson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Application State Manager (Main Menu)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5]*[.D35]" office:value-type="string">
            <text:p>0.5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SQL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6]*[.D36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View Mode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37]*[.D37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Edit Mode)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8]*[.D3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Database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39]*[.D3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Database (Edit Mode)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40]*[.D40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 System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41]*[.D41]" office:value-type="string">
            <text:p>7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HTML/CSS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2]*[.D42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JavaScript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3]*[.D43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Backend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4]*[.D44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5]*[.D45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6]*[.D46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Visual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8]*[.D48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5" table:formula="of:=[.C49]*[.D49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table-cell table:style-name="ce56" table:number-columns-spanned="1" table:number-rows-spanned="21" office:value-type="string">
            <text:p>IMPLEMENTATION --- C#                        &amp;                                                         WEBSITE</text:p>
          </table:table-cell>
          <table:table-cell table:style-name="ce53" office:value-type="string">
            <text:p>Parser C# + Scann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0]*[.D50]" office:value-type="string">
            <text:p>2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Transpil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1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Parser C# + Scanner C# (Out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2]*[.D52]" office:value-type="string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3]*[.D53]" office:value-type="string">
            <text:p>7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 C#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4]*[.D54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2">
            <text:p>22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6]*[.D56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emo C# Project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57]*[.D57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58]*[.D58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9]*[.D5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Application State Manager (Main Menu)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0]*[.D60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61]*[.D61]" office:value-type="string">
            <text:p>10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C#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2]*[.D62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C# (Edit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3]*[.D63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s System C#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64]*[.D64]" office:value-type="string">
            <text:p>3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Keyboard/Mouse Hand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5]*[.D65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eap Handler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6]*[.D6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7]*[.D67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8]*[.D68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9]*[.D69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Visual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5" table:formula="of:=[.C70]*[.D70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table-cell table:style-name="ce56"/>
          <table:table-cell table:style-name="ce53" office:value-type="string">
            <text:p>Montag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71]*[.D71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Database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2]*[.D72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C#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3]*[.D73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4]*[.D74]" office:value-type="string">
            <text:p>0</text:p>
          </table:table-cell>
          <table:table-cell/>
          <table:table-cell table:style-name="ce53"/>
        </table:table-row>
        <table:table-row table:style-name="ro2">
          <table:table-cell table:style-name="ce56"/>
          <table:table-cell table:number-columns-repeated="3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9]*[.D13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0]*[.D14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1]*[.D141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